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3.691cm"/>
    </style:style>
    <style:style style:name="gr2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loext:graphic-properties draw:fill="none" draw:fill-color="#ffffff"/>
      <style:text-properties fo:font-weight="normal" style:font-weight-asian="normal" style:font-weight-complex="normal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91cm" svg:height="2.54cm" svg:x="13.065cm" svg:y="13.065cm">
          <text:p text:style-name="P1">Prox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1cm" svg:height="2.54cm" svg:x="4.175cm" svg:y="13.065cm">
          <text:p text:style-name="P1">Resol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1cm" svg:height="2.54cm" svg:x="2.778cm" svg:y="4.683cm">
          <text:p text:style-name="P1">Version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1cm" svg:height="2.54cm" svg:x="8.62cm" svg:y="4.683cm">
          <text:p text:style-name="P1">Version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1cm" svg:height="2.54cm" svg:x="14.462cm" svg:y="4.683cm">
          <text:p text:style-name="P1">Version 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4.843cm" svg:y="20.3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text-style-name="P3" draw:layer="layout" svg:width="8.382cm" svg:height="1.016cm" svg:x="6.588cm" svg:y="2.27cm">
          <draw:text-box>
            <text:p text:style-name="P2"><text:span text:style-name="T1">Contract Implementations</text:span></text:p>
          </draw:text-box>
        </draw:frame>
        <draw:line draw:style-name="gr4" draw:text-style-name="P4" draw:layer="layout" svg:x1="15.478cm" svg:y1="20.304cm" svg:x2="15.478cm" svg:y2="15.605cm">
          <text:p/>
        </draw:line>
        <draw:line draw:style-name="gr5" draw:text-style-name="P1" draw:layer="layout" svg:x1="13.065cm" svg:y1="14.208cm" svg:x2="8.366cm" svg:y2="14.208cm">
          <text:p/>
        </draw:line>
        <draw:line draw:style-name="gr4" draw:text-style-name="P4" draw:layer="layout" svg:x1="15.097cm" svg:y1="12.938cm" svg:x2="10.906cm" svg:y2="7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3%" draw:textarea-horizontal-align="justify" fo:padding-top="0.125cm" fo:padding-bottom="0.125cm" fo:padding-left="0.25cm" fo:padding-right="0.25cm" draw:shadow="hidden" draw:shadow-offset-x="0.2cm" draw:shadow-offset-y="0.2cm" draw:shadow-color="#808080" draw:shadow-opacity="3%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3:53:06.723390081</meta:creation-date>
    <dc:date>2019-05-08T14:02:40.376217011</dc:date>
    <meta:editing-duration>PT9M34S</meta:editing-duration>
    <meta:editing-cycles>1</meta:editing-cycles>
    <meta:document-statistic meta:object-count="10"/>
    <meta:generator>LibreOffice/6.2.2.2$Linux_X86_64 LibreOffice_project/20$Build-2</meta:generator>
  </office:meta>
</office:document-meta>
</file>